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2cm"/>
    </style:style>
    <style:style style:name="co2" style:family="table-column">
      <style:table-column-properties fo:break-before="auto" style:column-width="0.758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4.999cm"/>
    </style:style>
    <style:style style:name="co6" style:family="table-column">
      <style:table-column-properties fo:break-before="auto" style:column-width="1.827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963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0">
      <style:table-cell-properties fo:wrap-option="wrap"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</office:automatic-styles>
  <office:body>
    <office:spreadsheet>
      <table:table table:name="socket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ce2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#</text:p>
          </table:table-cell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uantity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3" office:value-type="string">
            <text:p>C1 C2 C4 C6 C7 C8 C9 C10 C11 C13</text:p>
          </table:table-cell>
          <table:table-cell office:value-type="float" office:value="0.1">
            <text:p>0.1</text:p>
          </table:table-cell>
          <table:table-cell office:value-type="string">
            <text:p>C_060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12</text:p>
          </table:table-cell>
          <table:table-cell office:value-type="string">
            <text:p>1n</text:p>
          </table:table-cell>
          <table:table-cell office:value-type="string">
            <text:p>C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3 C5</text:p>
          </table:table-cell>
          <table:table-cell office:value-type="string">
            <text:p>22p</text:p>
          </table:table-cell>
          <table:table-cell office:value-type="string">
            <text:p>C_060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3 D4</text:p>
          </table:table-cell>
          <table:table-cell office:value-type="string">
            <text:p>BT137-600E</text:p>
          </table:table-cell>
          <table:table-cell office:value-type="string">
            <text:p>TO-220-3_Vertic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D5</text:p>
          </table:table-cell>
          <table:table-cell office:value-type="string">
            <text:p>MM3Z3V6</text:p>
          </table:table-cell>
          <table:table-cell office:value-type="string">
            <text:p>D_SOD-32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D1</text:p>
          </table:table-cell>
          <table:table-cell office:value-type="string">
            <text:p>SMF05</text:p>
          </table:table-cell>
          <table:table-cell office:value-type="string">
            <text:p>SOT-353_SC-70-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D2 D6 D7 S8</text:p>
          </table:table-cell>
          <table:table-cell office:value-type="string">
            <text:p>SS14</text:p>
          </table:table-cell>
          <table:table-cell office:value-type="string">
            <text:p>D_SMA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J3</text:p>
          </table:table-cell>
          <table:table-cell office:value-type="string">
            <text:p>5Vext</text:p>
          </table:table-cell>
          <table:table-cell office:value-type="string">
            <text:p>PinHeader_1x0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J5</text:p>
          </table:table-cell>
          <table:table-cell office:value-type="string">
            <text:p>DB15_Male</text:p>
          </table:table-cell>
          <table:table-cell office:value-type="string">
            <text:p>DSUB-15_Mal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J6 J7</text:p>
          </table:table-cell>
          <table:table-cell office:value-type="string">
            <text:p>Power</text:p>
          </table:table-cell>
          <table:table-cell office:value-type="string">
            <text:p>TerminalBlock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J4</text:p>
          </table:table-cell>
          <table:table-cell office:value-type="string">
            <text:p>SWIM</text:p>
          </table:table-cell>
          <table:table-cell office:value-type="string">
            <text:p>PinHeader_1x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J2</text:p>
          </table:table-cell>
          <table:table-cell table:number-columns-repeated="2" office:value-type="string">
            <text:p>USB_B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K1 K2</text:p>
          </table:table-cell>
          <table:table-cell office:value-type="string">
            <text:p>SRD-05VDC</text:p>
          </table:table-cell>
          <table:table-cell office:value-type="string">
            <text:p>Relay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Q1 Q2 Q8 Q9</text:p>
          </table:table-cell>
          <table:table-cell office:value-type="string">
            <text:p>2N7002</text:p>
          </table:table-cell>
          <table:table-cell office:value-type="string">
            <text:p>SOT-2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Q6</text:p>
          </table:table-cell>
          <table:table-cell office:value-type="string">
            <text:p>AO3407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Q3 Q4</text:p>
          </table:table-cell>
          <table:table-cell office:value-type="string">
            <text:p>SI2300</text:p>
          </table:table-cell>
          <table:table-cell office:value-type="string">
            <text:p>SOT-2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R7 R8 R9 R10 R15 R17</text:p>
          </table:table-cell>
          <table:table-cell office:value-type="float" office:value="150">
            <text:p>150</text:p>
          </table:table-cell>
          <table:table-cell office:value-type="string">
            <text:p>R_060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R1 R2</text:p>
          </table:table-cell>
          <table:table-cell office:value-type="float" office:value="22">
            <text:p>22</text:p>
          </table:table-cell>
          <table:table-cell office:value-type="string">
            <text:p>R_060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R3 R4 R11 R12 R14 R16 R18</text:p>
          </table:table-cell>
          <table:table-cell office:value-type="float" office:value="330">
            <text:p>330</text:p>
          </table:table-cell>
          <table:table-cell office:value-type="string">
            <text:p>R_060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R19 R21</text:p>
          </table:table-cell>
          <table:table-cell office:value-type="float" office:value="330">
            <text:p>330</text:p>
          </table:table-cell>
          <table:table-cell office:value-type="string">
            <text:p>R_Axi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R20 R22</text:p>
          </table:table-cell>
          <table:table-cell office:value-type="float" office:value="330">
            <text:p>330</text:p>
          </table:table-cell>
          <table:table-cell office:value-type="string">
            <text:p>R_120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R5 R23</text:p>
          </table:table-cell>
          <table:table-cell office:value-type="string">
            <text:p>4k7</text:p>
          </table:table-cell>
          <table:table-cell office:value-type="string">
            <text:p>R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U10</text:p>
          </table:table-cell>
          <table:table-cell office:value-type="string">
            <text:p>ACS712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U2</text:p>
          </table:table-cell>
          <table:table-cell office:value-type="string">
            <text:p>CH340G</text:p>
          </table:table-cell>
          <table:table-cell office:value-type="string">
            <text:p>SOIC-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U1</text:p>
          </table:table-cell>
          <table:table-cell office:value-type="string">
            <text:p>MAX3232</text:p>
          </table:table-cell>
          <table:table-cell office:value-type="string">
            <text:p>SOP-1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U8 U9</text:p>
          </table:table-cell>
          <table:table-cell office:value-type="string">
            <text:p>MOC3063M</text:p>
          </table:table-cell>
          <table:table-cell office:value-type="string">
            <text:p>DIP-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U5 U6 U7</text:p>
          </table:table-cell>
          <table:table-cell office:value-type="string">
            <text:p>PC817</text:p>
          </table:table-cell>
          <table:table-cell office:value-type="string">
            <text:p>DIP-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U3</text:p>
          </table:table-cell>
          <table:table-cell office:value-type="string">
            <text:p>STM8S003F3P</text:p>
          </table:table-cell>
          <table:table-cell office:value-type="string">
            <text:p>SSOP-2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string">
            <text:p>Y1</text:p>
          </table:table-cell>
          <table:table-cell office:value-type="string">
            <text:p>12M</text:p>
          </table:table-cell>
          <table:table-cell office:value-type="string">
            <text:p>Crystal_HC49-U_Vertical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page-width="21.001cm" fo:page-height="29.7cm" fo:margin-top="0.499cm" fo:margin-bottom="0.499cm" fo:margin-left="0.499cm" fo:margin-right="0.499cm" style:shadow="none" style:scale-to="83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6/25/2018</text:date>, <text:time>21:10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5T21:10:05</dc:date>
    <meta:editing-duration>PT12M21S</meta:editing-duration>
    <meta:editing-cycles>6</meta:editing-cycles>
    <meta:generator>OpenOffice/4.1.5$Unix OpenOffice.org_project/415m1$Build-9789</meta:generator>
    <meta:print-date>2018-03-23T16:26:46.567726827</meta:print-date>
    <dc:creator>Эдуард Емельянов</dc:creator>
    <meta:document-statistic meta:table-count="1" meta:cell-count="150" meta:object-count="0"/>
  </office:meta>
</office:document-meta>
</file>